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add8e6" draw:textarea-horizontal-align="justify" draw:textarea-vertical-align="middle" draw:auto-grow-height="false" fo:min-height="0.75cm" fo:min-width="0.5cm"/>
    </style:style>
    <style:style style:name="gr2" style:family="graphic" style:parent-style-name="objectwithoutfill">
      <style:graphic-properties svg:stroke-width="0.15cm" svg:stroke-color="#000000" draw:marker-start-width="0.23cm" draw:marker-end-width="0.23cm" draw:fill="none" draw:textarea-vertical-align="middle" fo:padding-top="0.2cm" fo:padding-bottom="0.2cm" fo:padding-left="0.325cm" fo:padding-right="0.325cm"/>
    </style:style>
    <style:style style:name="gr3" style:family="graphic" style:parent-style-name="objectwithoutfill">
      <style:graphic-properties svg:stroke-width="0.15cm" svg:stroke-color="#000000" draw:marker-start-width="0.23cm" draw:marker-end-width="0.23cm" svg:stroke-linecap="square" draw:fill="none" draw:textarea-vertical-align="middle" fo:padding-top="0.2cm" fo:padding-bottom="0.2cm" fo:padding-left="0.325cm" fo:padding-right="0.325cm"/>
    </style:style>
    <style:style style:name="gr4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.034cm" fo:min-width="0cm"/>
    </style:style>
    <style:style style:name="gr5" style:family="graphic" style:parent-style-name="objectwithoutfill">
      <style:graphic-properties svg:stroke-width="0.15cm" svg:stroke-color="#000000" draw:marker-start-width="0.43cm" draw:marker-end-width="0.43cm" svg:stroke-linecap="round" draw:fill="none" draw:textarea-vertical-align="middle" fo:padding-top="0.2cm" fo:padding-bottom="0.2cm" fo:padding-left="0.325cm" fo:padding-right="0.325cm"/>
    </style:style>
    <style:style style:name="gr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000000" draw:textarea-horizontal-align="justify" draw:textarea-vertical-align="middle" draw:auto-grow-height="false" fo:min-height="0.034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000000" draw:textarea-horizontal-align="justify" draw:textarea-vertical-align="middle" draw:auto-grow-height="false" fo:min-height="0.034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8" style:family="graphic" style:parent-style-name="standard">
      <style:graphic-properties draw:stroke="none" svg:stroke-color="#808080" draw:fill="solid" draw:fill-color="#add8e6" draw:textarea-horizontal-align="justify" draw:textarea-vertical-align="middle" draw:auto-grow-height="false" fo:min-height="0.75cm" fo:min-width="0.5cm"/>
    </style:style>
    <style:style style:name="gr9" style:family="graphic" style:parent-style-name="objectwithoutfill">
      <style:graphic-properties svg:stroke-width="0.1cm" svg:stroke-color="#000000" draw:marker-start-width="0.36cm" draw:marker-end-width="0.36cm" svg:stroke-linecap="square" draw:fill="none" draw:textarea-vertical-align="middle" fo:padding-top="0.175cm" fo:padding-bottom="0.175cm" fo:padding-left="0.3cm" fo:padding-right="0.3cm"/>
    </style:style>
    <style:style style:name="gr10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cm" fo:min-width="0cm"/>
    </style:style>
    <style:style style:name="gr1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000000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12" style:family="graphic" style:parent-style-name="standard">
      <style:graphic-properties draw:stroke="none" svg:stroke-color="#808080" svg:stroke-linecap="round" draw:fill="solid" draw:fill-color="#add8e6" draw:textarea-horizontal-align="justify" draw:textarea-vertical-align="middle" draw:auto-grow-height="false" fo:min-height="0.75cm" fo:min-width="0.5cm"/>
    </style:style>
    <style:style style:name="gr13" style:family="graphic" style:parent-style-name="objectwithoutfill">
      <style:graphic-properties svg:stroke-width="0.15cm" svg:stroke-color="#000000" draw:marker-start-width="0.43cm" draw:marker-end-width="0.43cm" svg:stroke-linecap="square" draw:fill="none" draw:textarea-vertical-align="middle" fo:padding-top="0.2cm" fo:padding-bottom="0.2cm" fo:padding-left="0.325cm" fo:padding-right="0.325cm"/>
    </style:style>
    <style:style style:name="P1" style:family="paragraph">
      <loext:graphic-properties draw:fill="solid" draw:fill-color="#add8e6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 draw:fill-color="#000000"/>
      <style:paragraph-properties fo:text-align="center"/>
    </style:style>
    <style:style style:name="P4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custom-shape draw:style-name="gr1" draw:text-style-name="P1" draw:layer="layout" svg:width="1cm" svg:height="1cm" svg:x="4.6cm" svg:y="3.8cm">
            <text:p/>
            <draw:enhanced-geometry svg:viewBox="0 0 21600 21600" draw:type="rectangle" draw:enhanced-path="M 0 0 L 21600 0 21600 21600 0 21600 0 0 Z N"/>
          </draw:custom-shape>
          <draw:g>
            <draw:g>
              <draw:line draw:style-name="gr2" draw:text-style-name="P2" draw:layer="layout" svg:x1="4.85cm" svg:y1="4.7cm" svg:x2="4.85cm" svg:y2="3.9cm">
                <text:p/>
              </draw:line>
              <draw:line draw:style-name="gr2" draw:text-style-name="P2" draw:layer="layout" svg:x1="5.35cm" svg:y1="4.7cm" svg:x2="5.35cm" svg:y2="4.2cm">
                <text:p/>
              </draw:line>
              <draw:line draw:style-name="gr3" draw:text-style-name="P2" draw:layer="layout" svg:x1="4.676cm" svg:y1="4.691cm" svg:x2="5.525cm" svg:y2="4.691cm">
                <text:p/>
              </draw:line>
            </draw:g>
            <draw:custom-shape draw:style-name="gr4" draw:text-style-name="P3" draw:layer="layout" svg:width="0.4cm" svg:height="0.4cm" svg:x="4.649cm" svg:y="3.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layout" svg:width="0.4cm" svg:height="0.4cm" svg:x="5.149cm" svg:y="4.0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g>
          <draw:custom-shape draw:style-name="gr1" draw:text-style-name="P1" draw:layer="layout" svg:width="1cm" svg:height="1cm" svg:x="4.6cm" svg:y="2.5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4" draw:text-style-name="P3" draw:layer="layout" svg:width="0.4cm" svg:height="0.4cm" svg:x="4.7cm" svg:y="2.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polyline draw:style-name="gr5" draw:text-style-name="P2" draw:layer="layout" svg:width="0.842cm" svg:height="0.599cm" svg:x="4.672cm" svg:y="2.7cm" svg:viewBox="0 0 843 600" draw:points="0,263 228,0 628,600 843,100">
              <text:p/>
            </draw:polyline>
            <draw:custom-shape draw:style-name="gr6" draw:text-style-name="P4" draw:layer="layout" svg:width="0.4cm" svg:height="0.4cm" svg:x="5.1cm" svg:y="3.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g>
          <draw:custom-shape draw:style-name="gr1" draw:text-style-name="P1" draw:layer="layout" svg:width="1cm" svg:height="1cm" svg:x="4.6cm" svg:y="1.1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4" draw:text-style-name="P3" draw:layer="layout" svg:width="0.4cm" svg:height="0.4cm" svg:x="4.6cm" svg:y="1.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" draw:text-style-name="P4" draw:layer="layout" svg:width="0.4cm" svg:height="0.4cm" svg:x="5.2cm" svg:y="1.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g>
          <draw:custom-shape draw:style-name="gr8" draw:text-style-name="P1" draw:layer="layout" svg:width="1cm" svg:height="1cm" svg:x="4.6cm" svg:y="5.2cm">
            <text:p/>
            <draw:enhanced-geometry svg:viewBox="0 0 21600 21600" draw:type="rectangle" draw:enhanced-path="M 0 0 L 21600 0 21600 21600 0 21600 0 0 Z N"/>
          </draw:custom-shape>
          <draw:g>
            <draw:polyline draw:style-name="gr9" draw:text-style-name="P2" draw:layer="layout" svg:width="0.885cm" svg:height="0.891cm" svg:x="4.654cm" svg:y="5.251cm" svg:viewBox="0 0 886 892" draw:points="0,0 0,239 443,239 443,659 886,659 886,892">
              <text:p/>
            </draw:polyline>
            <draw:custom-shape draw:style-name="gr10" draw:text-style-name="P3" draw:layer="layout" svg:width="0.3cm" svg:height="0.3cm" svg:x="4.73cm" svg:y="5.3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" draw:text-style-name="P4" draw:layer="layout" svg:width="0.3cm" svg:height="0.3cm" svg:x="5.171cm" svg:y="5.75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g>
          <draw:custom-shape draw:style-name="gr1" draw:text-style-name="P1" draw:layer="layout" svg:width="1cm" svg:height="1cm" svg:x="3.1cm" svg:y="3.8cm">
            <text:p/>
            <draw:enhanced-geometry svg:viewBox="0 0 21600 21600" draw:type="rectangle" draw:enhanced-path="M 0 0 L 21600 0 21600 21600 0 21600 0 0 Z N"/>
          </draw:custom-shape>
          <draw:g>
            <draw:g>
              <draw:line draw:style-name="gr3" draw:text-style-name="P2" draw:layer="layout" svg:x1="3.35cm" svg:y1="4.676cm" svg:x2="3.35cm" svg:y2="3.875cm">
                <text:p/>
              </draw:line>
              <draw:line draw:style-name="gr2" draw:text-style-name="P2" draw:layer="layout" svg:x1="3.85cm" svg:y1="4.7cm" svg:x2="3.85cm" svg:y2="4.2cm">
                <text:p/>
              </draw:line>
              <draw:line draw:style-name="gr3" draw:text-style-name="P2" draw:layer="layout" svg:x1="3.175cm" svg:y1="4.69cm" svg:x2="4.022cm" svg:y2="4.69cm">
                <text:p/>
              </draw:line>
            </draw:g>
          </draw:g>
        </draw:g>
        <draw:g>
          <draw:custom-shape draw:style-name="gr12" draw:text-style-name="P1" draw:layer="layout" svg:width="1cm" svg:height="1cm" svg:x="3.1cm" svg:y="2.5cm">
            <text:p/>
            <draw:enhanced-geometry svg:viewBox="0 0 21600 21600" draw:type="rectangle" draw:enhanced-path="M 0 0 L 21600 0 21600 21600 0 21600 0 0 Z N"/>
          </draw:custom-shape>
          <draw:g>
            <draw:polyline draw:style-name="gr5" draw:text-style-name="P2" draw:layer="layout" svg:width="0.844cm" svg:height="0.838cm" svg:x="3.175cm" svg:y="2.582cm" svg:viewBox="0 0 845 839" draw:points="0,389 161,0 723,839 845,481">
              <text:p/>
            </draw:polyline>
          </draw:g>
        </draw:g>
        <draw:g>
          <draw:custom-shape draw:style-name="gr8" draw:text-style-name="P1" draw:layer="layout" svg:width="1cm" svg:height="1cm" svg:x="3.1cm" svg:y="5.2cm">
            <text:p/>
            <draw:enhanced-geometry svg:viewBox="0 0 21600 21600" draw:type="rectangle" draw:enhanced-path="M 0 0 L 21600 0 21600 21600 0 21600 0 0 Z N"/>
          </draw:custom-shape>
          <draw:g>
            <draw:polyline draw:style-name="gr13" draw:text-style-name="P2" draw:layer="layout" svg:width="0.838cm" svg:height="0.843cm" svg:x="3.179cm" svg:y="5.278cm" svg:viewBox="0 0 839 844" draw:points="0,0 0,253 420,253 420,591 839,591 839,844">
              <text:p/>
            </draw:polyline>
          </draw:g>
        </draw:g>
        <draw:custom-shape draw:style-name="gr8" draw:text-style-name="P1" draw:layer="layout" svg:width="1cm" svg:height="1cm" svg:x="3.1cm" svg:y="1.1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2-10T13:59:05.596000000</meta:creation-date>
    <dc:date>2021-03-05T13:34:02.470000000</dc:date>
    <meta:editing-duration>PT2H45M18S</meta:editing-duration>
    <meta:editing-cycles>8</meta:editing-cycles>
    <meta:generator>LibreOffice/7.0.4.2$Windows_X86_64 LibreOffice_project/dcf040e67528d9187c66b2379df5ea4407429775</meta:generator>
    <meta:document-statistic meta:object-count="42"/>
  </office:meta>
</office:document-meta>
</file>